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31ED4ADA75338BBE1A.jpg" manifest:media-type="image/jpeg"/>
  <manifest:file-entry manifest:full-path="Pictures/10000000000002000000010E5BA04B1FB0F8A3AC.jpg" manifest:media-type="image/jpeg"/>
  <manifest:file-entry manifest:full-path="Pictures/10000000000003C000000446F0EA05A61CC7B768.jpg" manifest:media-type="image/jpeg"/>
  <manifest:file-entry manifest:full-path="Pictures/1000000000000255000002EDB5A7B056D985F1C4.jpg" manifest:media-type="image/jpeg"/>
  <manifest:file-entry manifest:full-path="Pictures/1000000000000203000000FDF62D99963AD9DCFC.png" manifest:media-type="image/png"/>
  <manifest:file-entry manifest:full-path="Pictures/10000000000002EE0000022DA06EB41D8B85330C.jpg" manifest:media-type="image/jpeg"/>
  <manifest:file-entry manifest:full-path="Pictures/10000000000001870000012607ECF35E0D05F2F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9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18cm" svg:height="12.214cm" svg:x="16.6cm" svg:y="6.386cm">
          <draw:image xlink:href="Pictures/10000000000003C000000446F0EA05A61CC7B768.jpg" xlink:type="simple" xlink:show="embed" xlink:actuate="onLoad">
            <text:p/>
          </draw:image>
        </draw:frame>
        <draw:frame draw:style-name="gr1" draw:text-style-name="P1" draw:layer="layout" svg:width="12.636cm" svg:height="15.853cm" svg:x="-8.636cm" svg:y="-0.953cm">
          <draw:image xlink:href="Pictures/1000000000000255000002EDB5A7B056D985F1C4.jpg" xlink:type="simple" xlink:show="embed" xlink:actuate="onLoad">
            <text:p/>
          </draw:image>
        </draw:frame>
        <draw:frame draw:style-name="gr1" draw:text-style-name="P1" draw:layer="layout" svg:width="12.912cm" svg:height="9.589cm" svg:x="3.788cm" svg:y="-1.1cm">
          <draw:image xlink:href="Pictures/10000000000002EE0000022DA06EB41D8B85330C.jpg" xlink:type="simple" xlink:show="embed" xlink:actuate="onLoad">
            <text:p/>
          </draw:image>
        </draw:frame>
        <draw:frame draw:style-name="gr1" draw:text-style-name="P1" draw:layer="layout" svg:width="10.728cm" svg:height="8.067cm" svg:x="16.67cm" svg:y="-1.067cm">
          <draw:image xlink:href="Pictures/10000000000001870000012607ECF35E0D05F2FD.jpg" xlink:type="simple" xlink:show="embed" xlink:actuate="onLoad">
            <text:p/>
          </draw:image>
        </draw:frame>
        <draw:frame draw:style-name="gr1" draw:text-style-name="P1" draw:layer="layout" svg:width="12.763cm" svg:height="6.73cm" svg:x="4cm" svg:y="8.27cm">
          <draw:image xlink:href="Pictures/10000000000002000000010E5BA04B1FB0F8A3AC.jpg" xlink:type="simple" xlink:show="embed" xlink:actuate="onLoad">
            <text:p/>
          </draw:image>
        </draw:frame>
        <draw:frame draw:style-name="gr2" draw:text-style-name="P1" draw:layer="layout" svg:width="15.874cm" svg:height="9.973cm" svg:x="-8.6cm" svg:y="14.826cm">
          <draw:image xlink:href="Pictures/10000000000002EE00000231ED4ADA75338BBE1A.jpg" xlink:type="simple" xlink:show="embed" xlink:actuate="onLoad">
            <text:p/>
          </draw:image>
        </draw:frame>
        <draw:frame draw:style-name="gr1" draw:text-style-name="P1" draw:layer="layout" svg:width="20.2cm" svg:height="9.922cm" svg:x="7.2cm" svg:y="14.9cm">
          <draw:image xlink:href="Pictures/1000000000000203000000FDF62D99963AD9DCF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9T17:22:23.418834622</meta:creation-date>
    <dc:date>2020-10-29T17:59:43.020015802</dc:date>
    <meta:editing-duration>PT2M50S</meta:editing-duration>
    <meta:editing-cycles>1</meta:editing-cycles>
    <meta:document-statistic meta:object-count="7"/>
    <meta:generator>LibreOffice/5.1.6.2$Linux_X86_64 LibreOffice_project/10m0$Build-2</meta:generator>
  </office:meta>
</office:document-meta>
</file>